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70%" fo:text-align="center" style:justify-single-word="false"/>
      <style:text-properties fo:color="#000000" style:font-name="Liberation Sans" fo:font-size="15pt" fo:font-weight="bold" officeooo:rsid="000ef46d" officeooo:paragraph-rsid="001ce693" style:font-size-asian="15pt" style:font-weight-asian="bold" style:font-name-complex="Arial1" style:font-size-complex="15pt" style:font-weight-complex="normal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ans" fo:font-size="15pt" officeooo:paragraph-rsid="001ce693" style:font-size-asian="15pt" style:font-name-complex="Arial1" style:font-size-complex="15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ans" fo:font-size="15pt" officeooo:paragraph-rsid="001ce693" style:font-size-asian="15pt" style:font-size-complex="15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Liberation Sans" officeooo:paragraph-rsid="001ce693"/>
    </style:style>
    <style:style style:name="T1" style:family="text">
      <style:text-properties style:font-name="Arial" fo:font-size="20pt" fo:font-weight="bold" style:font-size-asian="20pt" style:font-weight-asian="bold" style:font-name-complex="Arial1" style:font-size-complex="12pt"/>
    </style:style>
    <style:style style:name="T2" style:family="text">
      <style:text-properties style:font-name="Arial" fo:font-size="20pt" officeooo:rsid="001067b2" style:font-size-asian="20pt" style:font-name-complex="Arial1" style:font-size-complex="20pt"/>
    </style:style>
    <style:style style:name="T3" style:family="text">
      <style:text-properties style:font-name="Arial" fo:font-size="20pt" officeooo:rsid="0013cde9" style:font-size-asian="20pt" style:font-name-complex="Arial1" style:font-size-complex="20pt"/>
    </style:style>
    <style:style style:name="T4" style:family="text">
      <style:text-properties style:font-name="Arial" fo:font-size="20pt" fo:font-weight="normal" style:font-size-asian="20pt" style:font-weight-asian="normal" style:font-name-complex="Arial1" style:font-size-complex="12pt" style:font-weight-complex="normal"/>
    </style:style>
    <style:style style:name="T5" style:family="text">
      <style:text-properties style:font-name="Arial" style:font-name-complex="Arial1"/>
    </style:style>
    <style:style style:name="T6" style:family="text">
      <style:text-properties style:font-name="Arial" style:font-name-complex="Arial1" style:font-size-complex="12pt"/>
    </style:style>
    <style:style style:name="T7" style:family="text">
      <style:text-properties style:font-name="Arial" fo:font-weight="bold" style:font-weight-asian="bold" style:font-name-complex="Arial1"/>
    </style:style>
    <style:style style:name="T8" style:family="text">
      <style:text-properties style:font-name="Arial" fo:font-size="32pt" fo:font-weight="normal" style:font-size-asian="32pt" style:font-weight-asian="normal" style:font-name-complex="Arial1" style:font-size-complex="32pt" style:font-weight-complex="normal"/>
    </style:style>
    <style:style style:name="T9" style:family="text">
      <style:text-properties style:font-name="Arial" fo:font-size="32pt" fo:font-weight="normal" officeooo:rsid="001067b2" style:font-size-asian="32pt" style:font-weight-asian="normal" style:font-name-complex="Arial1" style:font-size-complex="32pt" style:font-weight-complex="normal"/>
    </style:style>
    <style:style style:name="T10" style:family="text">
      <style:text-properties style:font-name="Arial" fo:font-size="32pt" fo:font-weight="normal" officeooo:rsid="0013cde9" style:font-size-asian="32pt" style:font-weight-asian="normal" style:font-name-complex="Arial1" style:font-size-complex="32pt" style:font-weight-complex="normal"/>
    </style:style>
    <style:style style:name="T11" style:family="text">
      <style:text-properties style:font-name="Arial" fo:font-size="32pt" fo:font-weight="normal" officeooo:rsid="001ce693" style:font-size-asian="32pt" style:font-weight-asian="normal" style:font-name-complex="Arial1" style:font-size-complex="32pt" style:font-weight-complex="normal"/>
    </style:style>
    <style:style style:name="T12" style:family="text">
      <style:text-properties style:font-name="Arial" fo:font-size="32pt" officeooo:rsid="001067b2" style:font-size-asian="32pt" style:font-name-complex="Arial1" style:font-size-complex="32pt"/>
    </style:style>
    <style:style style:name="T13" style:family="text">
      <style:text-properties style:font-name="Arial" fo:font-size="32pt" officeooo:rsid="0013cde9" style:font-size-asian="32pt" style:font-name-complex="Arial1" style:font-size-complex="32pt"/>
    </style:style>
    <style:style style:name="T14" style:family="text">
      <style:text-properties style:font-name="Arial" fo:font-size="32pt" fo:font-weight="bold" officeooo:rsid="001067b2" style:font-size-asian="32pt" style:font-weight-asian="bold" style:font-name-complex="Arial1" style:font-size-complex="32pt" style:font-weight-complex="bold"/>
    </style:style>
    <style:style style:name="T15" style:family="text">
      <style:text-properties style:font-name="Arial" fo:font-size="32pt" fo:font-weight="bold" officeooo:rsid="0013cde9" style:font-size-asian="32pt" style:font-weight-asian="bold" style:font-name-complex="Arial1" style:font-size-complex="32pt" style:font-weight-complex="bold"/>
    </style:style>
    <style:style style:name="T16" style:family="text">
      <style:text-properties fo:font-size="32pt" fo:font-weight="normal" style:font-size-asian="32pt" style:font-weight-asian="normal" style:font-name-complex="Arial1" style:font-size-complex="32pt" style:font-weight-complex="normal"/>
    </style:style>
    <style:style style:name="T17" style:family="text">
      <style:text-properties fo:font-size="32pt" fo:font-weight="normal" officeooo:rsid="001067b2" style:font-size-asian="32pt" style:font-weight-asian="normal" style:font-name-complex="Arial1" style:font-size-complex="32pt" style:font-weight-complex="normal"/>
    </style:style>
    <style:style style:name="T18" style:family="text">
      <style:text-properties fo:font-size="32pt" fo:font-weight="normal" officeooo:rsid="001ce693" style:font-size-asian="32pt" style:font-weight-asian="normal" style:font-name-complex="Arial1" style:font-size-complex="32pt" style:font-weight-complex="normal"/>
    </style:style>
    <style:style style:name="T19" style:family="text">
      <style:text-properties fo:font-size="32pt" fo:font-weight="normal" officeooo:rsid="0013cde9" style:font-size-asian="32pt" style:font-weight-asian="normal" style:font-name-complex="Arial1" style:font-size-complex="32pt" style:font-weight-complex="normal"/>
    </style:style>
    <style:style style:name="T20" style:family="text">
      <style:text-properties fo:font-weight="bold" style:font-weight-asian="bold" style:font-name-complex="Arial1"/>
    </style:style>
    <style:style style:name="T21" style:family="text">
      <style:text-properties fo:font-size="20pt" fo:font-weight="bold" style:font-size-asian="20pt" style:font-weight-asian="bold" style:font-name-complex="Arial1" style:font-size-complex="12pt"/>
    </style:style>
    <style:style style:name="T22" style:family="text">
      <style:text-properties style:font-name-complex="Arial1"/>
    </style:style>
    <style:style style:name="T23" style:family="text">
      <style:text-properties style:font-name-complex="Arial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6">Um novo Endereço</text:span><text:span text:style-name="T21"><text:tab/></text:span><text:span text:style-name="T23">Anderson Freire<text:tab/></text:span><text:span text:style-name="T17">[ </text:span><text:span text:style-name="T18">40</text:span><text:span text:style-name="T19"> </text:span><text:span text:style-name="T17">]</text:span></text:p>
      <text:p text:style-name="P2">Em breve voarei para as bodas do meu Rei</text:p>
      <text:p text:style-name="P2">Não vou negociar com o mundo minha fé</text:p>
      <text:p text:style-name="P2">Tão certo como Deus, o dia chegará</text:p>
      <text:p text:style-name="P2"/>
      <text:p text:style-name="P2">Enquanto eu vivo aqui, eu sinto o céu em mim</text:p>
      <text:p text:style-name="P2">Mas a glória maior, Deus reservou pra mim</text:p>
      <text:p text:style-name="P2">No encontro triunfal, no cerimonial</text:p>
      <text:p text:style-name="P2"/>
      <text:p text:style-name="P3"><text:span text:style-name="T20">***</text:span><text:span text:style-name="T22">Vale a pena ser fiel, eu vou morar no céu</text:span></text:p>
      <text:p text:style-name="P2">Eu não abro mão do céu, meu destino é o céu</text:p>
      <text:p text:style-name="P2">Deus vai me arrebatar, com Ele vou voar</text:p>
      <text:p text:style-name="P2">Tenho um endereço novo, aqui não é o meu lugar</text:p>
      <text:p text:style-name="P2">Vale a pena ser fiel, eu vou morar no céu</text:p>
      <text:p text:style-name="P2">Eu não abro mão do céu, meu destino é o céu</text:p>
      <text:p text:style-name="P2">Deus vai me arrebatar, com Ele vou voar</text:p>
      <text:p text:style-name="P2">Tenho um endereço novo</text:p>
      <text:p text:style-name="P2"/>
      <text:p text:style-name="P2">Meu endereço é na cidade de Deus</text:p>
      <text:p text:style-name="P2">Em ruas de ouro eu vou caminhar</text:p>
      <text:p text:style-name="P2">Estou imaginando a árvore da vida</text:p>
      <text:p text:style-name="P2">Em questão de tempo eu irei pra lá</text:p>
      <text:p text:style-name="P2">Meu endereço é na cidade de Deus</text:p>
      <text:p text:style-name="P2">O meu passaporte eu já conquistei</text:p>
      <text:p text:style-name="P2">Autenticado pelo sangue do Cordeiro</text:p>
      <text:p text:style-name="P2">Vou morar pra sempre juntinho de Deus</text:p>
      <text:p text:style-name="P2"/>
      <text:p text:style-name="P2">Santo, Santo, Santo, Santo</text:p>
      <text:p text:style-name="P2">No céu eu vou cantar, com os anjos vou cantar</text:p>
      <text:p text:style-name="P2">No endereço novo eu só quero adorar</text:p>
      <text:p text:style-name="P2">Santo, Santo, Santo, Santo</text:p>
      <text:p text:style-name="P2">Em glória eu vou voar, pra casa eu vou voar</text:p>
      <text:p text:style-name="P2">No endereço novo eu só quero adorar</text:p>
      <text:p text:style-name="P2">O Rei está voltando! O Rei está voltando!</text:p>
      <text:p text:style-name="P2">A trombeta está soando, o meu nome a chamar</text:p>
      <text:p text:style-name="P2">O Rei está voltando! O Rei está voltando</text:p>
      <text:p text:style-name="P1">Aleluia, ele vem me buscar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11T15:27:19.749101362</dc:date>
    <meta:editing-duration>PT24M4S</meta:editing-duration>
    <meta:editing-cycles>17</meta:editing-cycles>
    <meta:generator>LibreOffice/5.4.1.2.0$Linux_X86_64 LibreOffice_project/40m0$Build-2</meta:generator>
    <meta:print-date>2017-11-02T16:02:21.550682606</meta:print-date>
    <meta:document-statistic meta:table-count="0" meta:image-count="0" meta:object-count="0" meta:page-count="1" meta:paragraph-count="33" meta:word-count="252" meta:character-count="1215" meta:non-whitespace-character-count="996"/>
  </office:meta>
</office:document-meta>
</file>